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June 7, 2021 (11:25:2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7T15:25:33Z</meta:creation-date>
    <dc:date>2021-06-07T15:25:33Z</dc:date>
    <meta:user-defined meta:name="date" meta:value-type="string">June   7, 2021 (11:25:2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